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9dacc" officeooo:paragraph-rsid="0019dacc" style:font-weight-asian="bold" style:font-weight-complex="bold"/>
    </style:style>
    <style:style style:name="P2" style:family="paragraph" style:parent-style-name="Standard">
      <style:text-properties fo:color="#000000" fo:font-weight="bold" officeooo:rsid="0019dacc" officeooo:paragraph-rsid="003ee68f" style:font-weight-asian="bold" style:font-weight-complex="bold"/>
    </style:style>
    <style:style style:name="P3" style:family="paragraph" style:parent-style-name="Standard">
      <style:text-properties fo:color="#000000" fo:font-weight="bold" officeooo:rsid="0019dacc" officeooo:paragraph-rsid="006c9f90" style:font-weight-asian="bold" style:font-weight-complex="bold"/>
    </style:style>
    <style:style style:name="P4" style:family="paragraph" style:parent-style-name="Standard">
      <style:text-properties fo:color="#000000" fo:font-weight="bold" officeooo:rsid="001f3ef3" officeooo:paragraph-rsid="001f3ef3" style:font-weight-asian="bold" style:font-weight-complex="bold"/>
    </style:style>
    <style:style style:name="P5" style:family="paragraph" style:parent-style-name="Standard">
      <style:text-properties fo:color="#000000" fo:font-weight="bold" officeooo:rsid="001f3ef3" officeooo:paragraph-rsid="002c6b9f" style:font-weight-asian="bold" style:font-weight-complex="bold"/>
    </style:style>
    <style:style style:name="P6" style:family="paragraph" style:parent-style-name="Standard">
      <style:text-properties fo:color="#000000" fo:font-weight="bold" officeooo:rsid="001f3ef3" officeooo:paragraph-rsid="0021c4f2" style:font-weight-asian="bold" style:font-weight-complex="bold"/>
    </style:style>
    <style:style style:name="P7" style:family="paragraph" style:parent-style-name="Standard">
      <style:text-properties fo:color="#000000" fo:font-weight="bold" officeooo:rsid="001f3ef3" officeooo:paragraph-rsid="006c9f90" style:font-weight-asian="bold" style:font-weight-complex="bold"/>
    </style:style>
    <style:style style:name="P8" style:family="paragraph" style:parent-style-name="Standard">
      <style:text-properties fo:color="#000000" fo:font-weight="bold" officeooo:rsid="0033e4c4" officeooo:paragraph-rsid="0033e4c4" style:font-weight-asian="bold" style:font-weight-complex="bold"/>
    </style:style>
    <style:style style:name="P9" style:family="paragraph" style:parent-style-name="Standard">
      <style:text-properties fo:color="#000000" fo:font-weight="bold" officeooo:rsid="0033e4c4" officeooo:paragraph-rsid="0019ba1f" style:font-weight-asian="bold" style:font-weight-complex="bold"/>
    </style:style>
    <style:style style:name="P10" style:family="paragraph" style:parent-style-name="Standard">
      <style:text-properties fo:color="#000000" fo:font-weight="bold" officeooo:rsid="0033e4c4" officeooo:paragraph-rsid="002245b7" style:font-weight-asian="bold" style:font-weight-complex="bold"/>
    </style:style>
    <style:style style:name="P11" style:family="paragraph" style:parent-style-name="Standard">
      <style:text-properties fo:color="#000000" fo:font-weight="bold" officeooo:rsid="0045f045" officeooo:paragraph-rsid="0045f045" style:font-weight-asian="bold" style:font-weight-complex="bold"/>
    </style:style>
    <style:style style:name="P12" style:family="paragraph" style:parent-style-name="Standard">
      <style:text-properties fo:color="#000000" fo:font-weight="bold" officeooo:rsid="0046135c" officeooo:paragraph-rsid="0046135c" style:font-weight-asian="bold" style:font-weight-complex="bold"/>
    </style:style>
    <style:style style:name="P13" style:family="paragraph" style:parent-style-name="Standard">
      <style:text-properties fo:color="#000000" fo:font-weight="bold" officeooo:rsid="00469d46" officeooo:paragraph-rsid="00469d46" style:font-weight-asian="bold" style:font-weight-complex="bold"/>
    </style:style>
    <style:style style:name="P14" style:family="paragraph" style:parent-style-name="Standard">
      <style:text-properties fo:color="#000000" fo:font-weight="bold" officeooo:rsid="004926c6" officeooo:paragraph-rsid="004926c6" style:font-weight-asian="bold" style:font-weight-complex="bold"/>
    </style:style>
    <style:style style:name="P15" style:family="paragraph" style:parent-style-name="Standard">
      <style:text-properties fo:color="#000000" fo:font-weight="bold" officeooo:rsid="0049f03e" officeooo:paragraph-rsid="0049f03e" style:font-weight-asian="bold" style:font-weight-complex="bold"/>
    </style:style>
    <style:style style:name="P16" style:family="paragraph" style:parent-style-name="Standard">
      <style:text-properties fo:color="#000000" fo:font-weight="bold" officeooo:rsid="004f6c83" officeooo:paragraph-rsid="004f6c83" style:font-weight-asian="bold" style:font-weight-complex="bold"/>
    </style:style>
    <style:style style:name="P17" style:family="paragraph" style:parent-style-name="Standard">
      <style:text-properties fo:color="#000000" fo:font-weight="bold" officeooo:rsid="0019ba1f" officeooo:paragraph-rsid="0019ba1f" style:font-weight-asian="bold" style:font-weight-complex="bold"/>
    </style:style>
    <style:style style:name="P18" style:family="paragraph" style:parent-style-name="Standard">
      <style:text-properties fo:color="#000000" fo:font-weight="bold" officeooo:rsid="001dfcf2" officeooo:paragraph-rsid="001dfcf2" style:font-weight-asian="bold" style:font-weight-complex="bold"/>
    </style:style>
    <style:style style:name="P19" style:family="paragraph" style:parent-style-name="Standard">
      <style:text-properties fo:color="#000000" fo:font-weight="bold" officeooo:rsid="00528929" officeooo:paragraph-rsid="00528929" style:font-weight-asian="bold" style:font-weight-complex="bold"/>
    </style:style>
    <style:style style:name="P20" style:family="paragraph" style:parent-style-name="Standard">
      <style:text-properties fo:color="#000000" fo:font-weight="normal" officeooo:rsid="002270f2" officeooo:paragraph-rsid="002c6b9f" style:font-weight-asian="normal" style:font-weight-complex="normal"/>
    </style:style>
    <style:style style:name="P21" style:family="paragraph" style:parent-style-name="Standard">
      <style:text-properties fo:color="#000000" fo:font-weight="normal" officeooo:rsid="002c6b9f" officeooo:paragraph-rsid="002c6b9f" style:font-weight-asian="normal" style:font-weight-complex="normal"/>
    </style:style>
    <style:style style:name="P22" style:family="paragraph" style:parent-style-name="Standard">
      <style:text-properties fo:color="#000000" fo:font-weight="normal" officeooo:rsid="002c6b9f" officeooo:paragraph-rsid="0021c4f2" style:font-weight-asian="normal" style:font-weight-complex="normal"/>
    </style:style>
    <style:style style:name="P23" style:family="paragraph" style:parent-style-name="Standard">
      <style:text-properties fo:color="#000000" fo:font-weight="normal" officeooo:rsid="002c6b9f" officeooo:paragraph-rsid="00518342" style:font-weight-asian="normal" style:font-weight-complex="normal"/>
    </style:style>
    <style:style style:name="P24" style:family="paragraph" style:parent-style-name="Standard">
      <style:text-properties fo:color="#000000" fo:font-weight="normal" officeooo:rsid="006091c6" officeooo:paragraph-rsid="006091c6" style:font-weight-asian="normal" style:font-weight-complex="normal"/>
    </style:style>
    <style:style style:name="P25" style:family="paragraph" style:parent-style-name="Standard">
      <style:text-properties fo:color="#000000" fo:font-weight="normal" officeooo:rsid="005ebd38" officeooo:paragraph-rsid="006246a0" style:font-weight-asian="normal" style:font-weight-complex="normal"/>
    </style:style>
    <style:style style:name="P26" style:family="paragraph" style:parent-style-name="Standard">
      <style:text-properties fo:color="#000000" fo:font-weight="normal" officeooo:rsid="006528ca" officeooo:paragraph-rsid="006528ca" style:font-weight-asian="normal" style:font-weight-complex="normal"/>
    </style:style>
    <style:style style:name="P27" style:family="paragraph" style:parent-style-name="Standard">
      <style:text-properties fo:color="#000000" fo:font-weight="normal" officeooo:rsid="006528ca" officeooo:paragraph-rsid="007d411c" style:font-weight-asian="normal" style:font-weight-complex="normal"/>
    </style:style>
    <style:style style:name="P28" style:family="paragraph" style:parent-style-name="Standard">
      <style:text-properties fo:color="#000000" fo:font-weight="normal" officeooo:rsid="0045f045" officeooo:paragraph-rsid="005f5806" style:font-weight-asian="normal" style:font-weight-complex="normal"/>
    </style:style>
    <style:style style:name="P29" style:family="paragraph" style:parent-style-name="Standard">
      <style:text-properties fo:color="#000000" fo:font-weight="normal" officeooo:rsid="00528929" officeooo:paragraph-rsid="00528929" style:font-weight-asian="normal" style:font-weight-complex="normal"/>
    </style:style>
    <style:style style:name="P30" style:family="paragraph" style:parent-style-name="Standard">
      <style:text-properties fo:color="#0000ff" fo:font-weight="bold" officeooo:rsid="0019dacc" officeooo:paragraph-rsid="0019dacc" style:font-weight-asian="bold" style:font-weight-complex="bold"/>
    </style:style>
    <style:style style:name="P31" style:family="paragraph" style:parent-style-name="Standard">
      <style:text-properties fo:color="#0000ff" fo:font-weight="bold" officeooo:rsid="0019dacc" officeooo:paragraph-rsid="0019227f" style:font-weight-asian="bold" style:font-weight-complex="bold"/>
    </style:style>
    <style:style style:name="P32" style:family="paragraph" style:parent-style-name="Standard">
      <style:text-properties fo:color="#0000ff" fo:font-weight="bold" officeooo:rsid="0019dacc" officeooo:paragraph-rsid="003ee68f" style:font-weight-asian="bold" style:font-weight-complex="bold"/>
    </style:style>
    <style:style style:name="P33" style:family="paragraph" style:parent-style-name="Standard">
      <style:text-properties fo:color="#0000ff" fo:font-weight="bold" officeooo:rsid="00587687" officeooo:paragraph-rsid="00587687" style:font-weight-asian="bold" style:font-weight-complex="bold"/>
    </style:style>
    <style:style style:name="P34" style:family="paragraph" style:parent-style-name="Standard">
      <style:text-properties fo:color="#0000ff" fo:font-weight="bold" officeooo:rsid="00587687" officeooo:paragraph-rsid="003ee68f" style:font-weight-asian="bold" style:font-weight-complex="bold"/>
    </style:style>
    <style:style style:name="P35" style:family="paragraph" style:parent-style-name="Standard">
      <style:text-properties fo:color="#0000ff" fo:font-weight="bold" officeooo:rsid="001f3ef3" officeooo:paragraph-rsid="001f3ef3" style:font-weight-asian="bold" style:font-weight-complex="bold"/>
    </style:style>
    <style:style style:name="P36" style:family="paragraph" style:parent-style-name="Standard">
      <style:text-properties fo:color="#0000ff" fo:font-weight="bold" officeooo:rsid="001f3ef3" officeooo:paragraph-rsid="001e896e" style:font-weight-asian="bold" style:font-weight-complex="bold"/>
    </style:style>
    <style:style style:name="P37" style:family="paragraph" style:parent-style-name="Standard">
      <style:text-properties fo:color="#0000ff" fo:font-weight="bold" officeooo:rsid="005ebd38" officeooo:paragraph-rsid="005ebd38" style:font-weight-asian="bold" style:font-weight-complex="bold"/>
    </style:style>
    <style:style style:name="P38" style:family="paragraph" style:parent-style-name="Standard">
      <style:text-properties fo:color="#0000ff" fo:font-weight="bold" officeooo:rsid="005ebd38" officeooo:paragraph-rsid="006091c6" style:font-weight-asian="bold" style:font-weight-complex="bold"/>
    </style:style>
    <style:style style:name="P39" style:family="paragraph" style:parent-style-name="Standard">
      <style:text-properties fo:color="#0000ff" fo:font-weight="bold" officeooo:rsid="005ebd38" officeooo:paragraph-rsid="0033e4c4" style:font-weight-asian="bold" style:font-weight-complex="bold"/>
    </style:style>
    <style:style style:name="P40" style:family="paragraph" style:parent-style-name="Standard">
      <style:text-properties fo:color="#0000ff" fo:font-weight="bold" officeooo:rsid="005ebd38" officeooo:paragraph-rsid="006c9f90" style:font-weight-asian="bold" style:font-weight-complex="bold"/>
    </style:style>
    <style:style style:name="P41" style:family="paragraph" style:parent-style-name="Standard">
      <style:text-properties fo:color="#0000ff" fo:font-weight="bold" officeooo:rsid="006091c6" officeooo:paragraph-rsid="006091c6" style:font-weight-asian="bold" style:font-weight-complex="bold"/>
    </style:style>
    <style:style style:name="P42" style:family="paragraph" style:parent-style-name="Standard">
      <style:text-properties fo:color="#0000ff" fo:font-weight="bold" officeooo:rsid="0046135c" officeooo:paragraph-rsid="0046135c" style:font-weight-asian="bold" style:font-weight-complex="bold"/>
    </style:style>
    <style:style style:name="P43" style:family="paragraph" style:parent-style-name="Standard">
      <style:text-properties fo:color="#0000ff" fo:font-weight="bold" officeooo:rsid="00469d46" officeooo:paragraph-rsid="00469d46" style:font-weight-asian="bold" style:font-weight-complex="bold"/>
    </style:style>
    <style:style style:name="P44" style:family="paragraph" style:parent-style-name="Standard">
      <style:text-properties fo:color="#0000ff" fo:font-weight="bold" officeooo:rsid="004926c6" officeooo:paragraph-rsid="004926c6" style:font-weight-asian="bold" style:font-weight-complex="bold"/>
    </style:style>
    <style:style style:name="P45" style:family="paragraph" style:parent-style-name="Standard">
      <style:text-properties fo:color="#0000ff" fo:font-weight="bold" officeooo:rsid="0049f03e" officeooo:paragraph-rsid="0049f03e" style:font-weight-asian="bold" style:font-weight-complex="bold"/>
    </style:style>
    <style:style style:name="P46" style:family="paragraph" style:parent-style-name="Standard">
      <style:text-properties fo:color="#0000ff" fo:font-weight="bold" officeooo:rsid="004f6c83" officeooo:paragraph-rsid="004f6c83" style:font-weight-asian="bold" style:font-weight-complex="bold"/>
    </style:style>
    <style:style style:name="P47" style:family="paragraph" style:parent-style-name="Standard">
      <style:text-properties fo:color="#0000ff" fo:font-weight="bold" officeooo:rsid="0045f045" officeooo:paragraph-rsid="005f5806" style:font-weight-asian="bold" style:font-weight-complex="bold"/>
    </style:style>
    <style:style style:name="P48" style:family="paragraph" style:parent-style-name="Standard">
      <style:text-properties fo:color="#801900" fo:font-weight="bold" officeooo:rsid="006528ca" officeooo:paragraph-rsid="006528ca" style:font-weight-asian="bold" style:font-weight-complex="bold"/>
    </style:style>
    <style:style style:name="P49" style:family="paragraph" style:parent-style-name="Standard">
      <style:text-properties fo:color="#801900" fo:font-weight="bold" officeooo:rsid="006528ca" officeooo:paragraph-rsid="007d411c" style:font-weight-asian="bold" style:font-weight-complex="bold"/>
    </style:style>
    <style:style style:name="P50" style:family="paragraph" style:parent-style-name="Standard">
      <style:text-properties fo:color="#801900" fo:font-weight="bold" officeooo:rsid="006246a0" officeooo:paragraph-rsid="006246a0" style:font-weight-asian="bold" style:font-weight-complex="bold"/>
    </style:style>
    <style:style style:name="P51" style:family="paragraph" style:parent-style-name="Standard">
      <style:text-properties fo:color="#801900" fo:font-weight="bold" officeooo:rsid="005ebd38" officeooo:paragraph-rsid="006246a0" style:font-weight-asian="bold" style:font-weight-complex="bold"/>
    </style:style>
    <style:style style:name="P52" style:family="paragraph" style:parent-style-name="Standard">
      <style:text-properties fo:color="#801900" fo:font-weight="bold" officeooo:rsid="0046135c" officeooo:paragraph-rsid="0046135c" style:font-weight-asian="bold" style:font-weight-complex="bold"/>
    </style:style>
    <style:style style:name="P53" style:family="paragraph" style:parent-style-name="Standard">
      <style:text-properties fo:color="#801900" fo:font-weight="bold" officeooo:rsid="00469d46" officeooo:paragraph-rsid="00469d46" style:font-weight-asian="bold" style:font-weight-complex="bold"/>
    </style:style>
    <style:style style:name="P54" style:family="paragraph" style:parent-style-name="Standard">
      <style:text-properties fo:color="#801900" fo:font-weight="bold" officeooo:rsid="004926c6" officeooo:paragraph-rsid="004926c6" style:font-weight-asian="bold" style:font-weight-complex="bold"/>
    </style:style>
    <style:style style:name="P55" style:family="paragraph" style:parent-style-name="Standard">
      <style:text-properties fo:color="#801900" fo:font-weight="bold" officeooo:rsid="004c4088" officeooo:paragraph-rsid="004c4088" style:font-weight-asian="bold" style:font-weight-complex="bold"/>
    </style:style>
    <style:style style:name="P56" style:family="paragraph" style:parent-style-name="Standard">
      <style:text-properties fo:color="#801900" fo:font-weight="bold" officeooo:rsid="004f6c83" officeooo:paragraph-rsid="004f6c83" style:font-weight-asian="bold" style:font-weight-complex="bold"/>
    </style:style>
    <style:style style:name="P57" style:family="paragraph" style:parent-style-name="Standard">
      <style:text-properties fo:color="#801900" fo:font-weight="bold" officeooo:rsid="0019dacc" officeooo:paragraph-rsid="0019ba1f" style:font-weight-asian="bold" style:font-weight-complex="bold"/>
    </style:style>
    <style:style style:name="P58" style:family="paragraph" style:parent-style-name="Standard">
      <style:text-properties fo:color="#801900" fo:font-weight="bold" officeooo:rsid="0019ba1f" officeooo:paragraph-rsid="0019ba1f" style:font-weight-asian="bold" style:font-weight-complex="bold"/>
    </style:style>
    <style:style style:name="P59" style:family="paragraph" style:parent-style-name="Standard">
      <style:text-properties fo:color="#801900" fo:font-weight="bold" officeooo:rsid="00518342" officeooo:paragraph-rsid="00518342" style:font-weight-asian="bold" style:font-weight-complex="bold"/>
    </style:style>
    <style:style style:name="P60" style:family="paragraph" style:parent-style-name="Standard">
      <style:text-properties fo:color="#990000" fo:font-weight="bold" officeooo:rsid="0033e4c4" officeooo:paragraph-rsid="0033e4c4" style:font-weight-asian="bold" style:font-weight-complex="bold"/>
    </style:style>
    <style:style style:name="P61" style:family="paragraph" style:parent-style-name="Standard">
      <style:text-properties fo:color="#990000" fo:font-weight="bold" officeooo:rsid="0033e4c4" officeooo:paragraph-rsid="0043bed6" style:font-weight-asian="bold" style:font-weight-complex="bold"/>
    </style:style>
    <style:style style:name="P62" style:family="paragraph" style:parent-style-name="Standard">
      <style:text-properties fo:color="#990000" fo:font-weight="bold" officeooo:rsid="005ac20f" officeooo:paragraph-rsid="005ac20f" style:font-weight-asian="bold" style:font-weight-complex="bold"/>
    </style:style>
    <style:style style:name="P63" style:family="paragraph" style:parent-style-name="Standard">
      <style:text-properties fo:color="#800000" fo:font-weight="bold" style:font-weight-asian="bold" style:font-weight-complex="bold"/>
    </style:style>
    <style:style style:name="P64" style:family="paragraph" style:parent-style-name="Standard">
      <style:text-properties fo:color="#800000" fo:font-weight="bold" officeooo:rsid="001dfcf2" officeooo:paragraph-rsid="001dfcf2" style:font-weight-asian="bold" style:font-weight-complex="bold"/>
    </style:style>
    <style:style style:name="P65" style:family="paragraph" style:parent-style-name="Standard">
      <style:text-properties fo:color="#800000" fo:font-weight="bold" officeooo:rsid="0019ba1f" officeooo:paragraph-rsid="0019ba1f" style:font-weight-asian="bold" style:font-weight-complex="bold"/>
    </style:style>
    <style:style style:name="P66" style:family="paragraph" style:parent-style-name="Standard">
      <style:text-properties fo:color="#800000" fo:font-weight="bold" officeooo:rsid="001e896e" officeooo:paragraph-rsid="001e896e" style:font-weight-asian="bold" style:font-weight-complex="bold"/>
    </style:style>
    <style:style style:name="P67" style:family="paragraph" style:parent-style-name="Standard">
      <style:text-properties fo:color="#800000" fo:font-weight="bold" officeooo:rsid="002245b7" officeooo:paragraph-rsid="002245b7" style:font-weight-asian="bold" style:font-weight-complex="bold"/>
    </style:style>
    <style:style style:name="P68" style:family="paragraph" style:parent-style-name="Standard">
      <style:text-properties officeooo:rsid="0019227f"/>
    </style:style>
    <style:style style:name="P69" style:family="paragraph" style:parent-style-name="Standard">
      <style:text-properties officeooo:rsid="007d411c" officeooo:paragraph-rsid="007d411c"/>
    </style:style>
    <style:style style:name="P70" style:family="paragraph" style:parent-style-name="Standard">
      <style:text-properties fo:color="#000000" fo:font-weight="normal" officeooo:rsid="002270f2" officeooo:paragraph-rsid="0021c4f2" style:font-weight-asian="normal" style:font-weight-complex="normal"/>
    </style:style>
    <style:style style:name="P71" style:family="paragraph" style:parent-style-name="Standard">
      <style:text-properties fo:color="#000000" fo:font-weight="bold" officeooo:rsid="002270f2" officeooo:paragraph-rsid="006c9f90" style:font-weight-asian="bold" style:font-weight-complex="bold"/>
    </style:style>
    <style:style style:name="P72" style:family="paragraph" style:parent-style-name="Standard">
      <style:text-properties fo:color="#800000" fo:font-weight="bold" officeooo:rsid="002270f2" officeooo:paragraph-rsid="005ac20f" style:font-weight-asian="bold" style:font-weight-complex="bold"/>
    </style:style>
    <style:style style:name="T1" style:family="text">
      <style:text-properties officeooo:rsid="001eea12"/>
    </style:style>
    <style:style style:name="T2" style:family="text">
      <style:text-properties fo:color="#0000ff"/>
    </style:style>
    <style:style style:name="T3" style:family="text">
      <style:text-properties fo:color="#0000ff" officeooo:rsid="003ee68f"/>
    </style:style>
    <style:style style:name="T4" style:family="text">
      <style:text-properties fo:font-weight="normal" officeooo:rsid="002270f2" style:font-weight-asian="normal" style:font-weight-complex="normal"/>
    </style:style>
    <style:style style:name="T5" style:family="text">
      <style:text-properties officeooo:rsid="002270f2"/>
    </style:style>
    <style:style style:name="T6" style:family="text">
      <style:text-properties officeooo:rsid="0019ba1f"/>
    </style:style>
    <style:style style:name="T7" style:family="text">
      <style:text-properties officeooo:rsid="001c451a"/>
    </style:style>
    <style:style style:name="T8" style:family="text">
      <style:text-properties officeooo:rsid="001e896e"/>
    </style:style>
    <style:style style:name="T9" style:family="text">
      <style:text-properties fo:color="#000000" fo:font-weight="normal" officeooo:rsid="006091c6" style:font-weight-asian="normal" style:font-weight-complex="normal"/>
    </style:style>
    <style:style style:name="T10" style:family="text">
      <style:text-properties fo:color="#000000" officeooo:rsid="006091c6"/>
    </style:style>
    <style:style style:name="T11" style:family="text">
      <style:text-properties officeooo:rsid="0021c4f2"/>
    </style:style>
    <style:style style:name="T12" style:family="text">
      <style:text-properties officeooo:rsid="0028b28c"/>
    </style:style>
    <style:style style:name="T13" style:family="text">
      <style:text-properties officeooo:rsid="002df72c"/>
    </style:style>
    <style:style style:name="T14" style:family="text">
      <style:text-properties officeooo:rsid="002ec0e0"/>
    </style:style>
    <style:style style:name="T15" style:family="text">
      <style:text-properties officeooo:rsid="00818b7a"/>
    </style:style>
    <style:style style:name="T16" style:family="text">
      <style:text-properties officeooo:rsid="006d4feb"/>
    </style:style>
    <style:style style:name="T17" style:family="text">
      <style:text-properties officeooo:rsid="00770c80"/>
    </style:style>
    <style:style style:name="T18" style:family="text">
      <style:text-properties officeooo:rsid="00785484"/>
    </style:style>
    <style:style style:name="T19" style:family="text">
      <style:text-properties officeooo:rsid="0033148e"/>
    </style:style>
    <style:style style:name="T20" style:family="text">
      <style:text-properties officeooo:rsid="003a91ca"/>
    </style:style>
    <style:style style:name="T21" style:family="text">
      <style:text-properties officeooo:rsid="002f32e8"/>
    </style:style>
    <style:style style:name="T22" style:family="text">
      <style:text-properties fo:color="#9900ff"/>
    </style:style>
    <style:style style:name="T23" style:family="text">
      <style:text-properties fo:color="#9900ff" officeooo:rsid="002f32e8"/>
    </style:style>
    <style:style style:name="T24" style:family="text">
      <style:text-properties fo:color="#9900ff" officeooo:rsid="003ee68f"/>
    </style:style>
    <style:style style:name="T25" style:family="text">
      <style:text-properties fo:color="#800000" officeooo:rsid="001dfcf2"/>
    </style:style>
    <style:style style:name="T26" style:family="text">
      <style:text-properties fo:color="#800000" fo:font-weight="bold" officeooo:rsid="0019dacc" style:font-weight-asian="bold" style:font-weight-complex="bold"/>
    </style:style>
    <style:style style:name="T27" style:family="text">
      <style:text-properties officeooo:rsid="003ee68f"/>
    </style:style>
    <style:style style:name="T28" style:family="text">
      <style:text-properties officeooo:rsid="0043bed6"/>
    </style:style>
    <style:style style:name="T29" style:family="text">
      <style:text-properties officeooo:rsid="0047bb1d"/>
    </style:style>
    <style:style style:name="T30" style:family="text">
      <style:text-properties officeooo:rsid="00554075"/>
    </style:style>
    <style:style style:name="T31" style:family="text">
      <style:text-properties officeooo:rsid="00528929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6c9f90"/>
    </style:style>
    <style:style style:name="T34" style:family="text">
      <style:text-properties officeooo:rsid="006e54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6">DOCKER</text:span></text:p>
      <text:p text:style-name="P63"><text:tab/> <text:s text:c="22"/><text:tab/> <text:s text:c="5"/><text:span text:style-name="T29">SPRINGBOOT-(R-API)-HADOOP</text:span></text:p>
      <text:p text:style-name="Standard"><text:tab/><text:tab/></text:p>
      <text:p text:style-name="P31"><text:s/><text:span text:style-name="T25">Description</text:span></text:p>
      <text:p text:style-name="P64">=========</text:p>
      <text:p text:style-name="P18"><text:tab/><text:tab/>In this documentation, we will discuss about how to create Docker image<text:span text:style-name="T21">s</text:span> for <text:span text:style-name="T27">springboot </text:span><text:span text:style-name="T22">application </text:span><text:span text:style-name="T24">a</text:span><text:span text:style-name="T23">nd </text:span><text:span text:style-name="T24">R-api</text:span><text:span text:style-name="T23"> and then we will build and run using docker-compose.</text:span></text:p>
      <text:p text:style-name="P31"/>
      <text:p text:style-name="P31">STEP-1 : <text:span text:style-name="T1">PUT ALL THE R-API <text:s/>FILES </text:span></text:p>
      <text:p text:style-name="P33">=================================</text:p>
      <text:p text:style-name="P33"/>
      <text:p text:style-name="P1"><text:s/>Create one direcctory and put all the project files into that directory .</text:p>
      <text:p text:style-name="P1"/>
      <text:p text:style-name="P1">For example, <text:s/></text:p>
      <text:p text:style-name="P1"><text:s text:c="13"/><text:span text:style-name="T2"><text:s text:c="3"/># mkdir </text:span><text:span text:style-name="T3">apidocker</text:span></text:p>
      <text:p text:style-name="P30"><text:s text:c="16"/># cd <text:span text:style-name="T27">apidocker</text:span></text:p>
      <text:p text:style-name="P1"><text:s text:c="5"/></text:p>
      <text:p text:style-name="P1">Put all the project files inside that directory ... </text:p>
      <text:p text:style-name="P1"/>
      <text:p text:style-name="P1"><text:s text:c="12"/><text:span text:style-name="T2"><text:s text:c="3"/># ls -l</text:span></text:p>
      <text:p text:style-name="P58">R_Start.sh</text:p>
      <text:p text:style-name="P58">FeatureSelectionAPI.R</text:p>
      <text:p text:style-name="P58">FeatureSelection.R</text:p>
      <text:p text:style-name="P57"/>
      <text:p text:style-name="P35">STEP-2 : Create Dockerfile for <text:span text:style-name="T7">R-API</text:span> </text:p>
      <text:p text:style-name="P4"/>
      <text:p text:style-name="P5"><text:s text:c="2"/><text:span text:style-name="T4">Create the Dockerfile and enter the following </text:span></text:p>
      <text:p text:style-name="P20"/>
      <text:p text:style-name="P21"><text:span text:style-name="T32">NOTE :</text:span> Here, Dockerfile creates the docker image (ubuntu as a base image) , then install all the required packages including <text:span text:style-name="T6">R </text:span><text:s/>... </text:p>
      <text:p text:style-name="P20"><text:s text:c="2"/></text:p>
      <text:p text:style-name="P4"><text:s text:c="13"/><text:span text:style-name="T5"># vim Dockerfile</text:span></text:p>
      <text:p text:style-name="P17"/>
      <text:p text:style-name="P65">#specifying our base docker-image</text:p>
      <text:p text:style-name="P65">FROM ubuntu:16.04</text:p>
      <text:p text:style-name="P65"/>
      <text:p text:style-name="P65">RUN apt-get update -y</text:p>
      <text:p text:style-name="P65">RUN apt-get install curl net-tools wget vim -y</text:p>
      <text:p text:style-name="P65"/>
      <text:p text:style-name="P65">RUN echo "deb http://cran.rstudio.com/bin/linux/ubuntu xenial/" | tee -a /etc/apt/sources.list</text:p>
      <text:p text:style-name="P65"/>
      <text:p text:style-name="P65">RUN gpg --keyserver keyserver.ubuntu.com --recv-key E084DAB9</text:p>
      <text:p text:style-name="P65">RUN gpg -a --export E084DAB9 | apt-key add -</text:p>
      <text:p text:style-name="P65"/>
      <text:p text:style-name="P65">RUN apt-get update -y</text:p>
      <text:p text:style-name="P65">RUN apt-get install r-base r-base-dev -y</text:p>
      <text:p text:style-name="P65"/>
      <text:p text:style-name="P65"/>
      <text:p text:style-name="P65">#INSTALLING Rstudio</text:p>
      <text:p text:style-name="P65"/>
      <text:p text:style-name="P65">RUN apt-get install gdebi-core -y</text:p>
      <text:p text:style-name="P65"/>
      <text:p text:style-name="P65"><text:soft-page-break/>RUN wget https://download1.rstudio.org/rstudio-0.99.896-amd64.deb</text:p>
      <text:p text:style-name="P65"/>
      <text:p text:style-name="P65">RUN gdebi -n rstudio-0.99.896-amd64.deb</text:p>
      <text:p text:style-name="P65"/>
      <text:p text:style-name="P65">RUN apt-get install apt-utils -y</text:p>
      <text:p text:style-name="P65"/>
      <text:p text:style-name="P65"/>
      <text:p text:style-name="P65">RUN R -e "install.packages('plumber', repos = 'http://cran.us.r-project.org')"</text:p>
      <text:p text:style-name="P65">RUN R -e "install.packages('data.table', repos = 'http://cran.us.r-project.org')"</text:p>
      <text:p text:style-name="P65">RUN R CMD javareconf</text:p>
      <text:p text:style-name="P65">RUN R -e "install.packages('rJava', repos = 'http://cran.us.r-project.org')"</text:p>
      <text:p text:style-name="P65">RUN R -e "install.packages('FSelector', repos = 'http://cran.us.r-project.org')"</text:p>
      <text:p text:style-name="P65"/>
      <text:p text:style-name="P65"/>
      <text:p text:style-name="P65">WORKDIR /new</text:p>
      <text:p text:style-name="P65">ADD . /new</text:p>
      <text:p text:style-name="P65"/>
      <text:p text:style-name="P65">RUN echo "Now it's time to run script"</text:p>
      <text:p text:style-name="P65"/>
      <text:p text:style-name="P65">RUN which Rscript</text:p>
      <text:p text:style-name="P65"/>
      <text:p text:style-name="P65">CMD ["R", "CMD", "./R_Start.sh"]</text:p>
      <text:p text:style-name="P65"/>
      <text:p text:style-name="P9">if wanna create the image right now without docker-compose, use the following commands.</text:p>
      <text:p text:style-name="P8"/>
      <text:p text:style-name="P60"># docker build -f Dockerfile -t <text:span text:style-name="T12">apidocker</text:span> .</text:p>
      <text:p text:style-name="P60">#docker run -p 80<text:span text:style-name="T14">70</text:span>:80<text:span text:style-name="T14">70</text:span> <text:span text:style-name="T12">apidocker</text:span></text:p>
      <text:p text:style-name="P68"/>
      <text:p text:style-name="P32">STEP-<text:span text:style-name="T27">3</text:span> : <text:span text:style-name="T1">PUT ALL THE SPRING-BOOT <text:s/>FILES </text:span></text:p>
      <text:p text:style-name="P34">=================================<text:span text:style-name="T27">=====</text:span></text:p>
      <text:p text:style-name="P3"><text:s/></text:p>
      <text:p text:style-name="P3">Create one direcctory and put all the project files into that directory .</text:p>
      <text:p text:style-name="P2"/>
      <text:p text:style-name="P2">For example, <text:s/></text:p>
      <text:p text:style-name="P2"><text:s text:c="13"/><text:span text:style-name="T2"><text:s text:c="3"/># mkdir </text:span><text:span text:style-name="T3">springboot</text:span></text:p>
      <text:p text:style-name="P32"><text:s text:c="16"/># cd <text:span text:style-name="T27">springboot</text:span></text:p>
      <text:p text:style-name="P2"><text:s text:c="5"/>Put all the project files inside that directory ... </text:p>
      <text:p text:style-name="P2"/>
      <text:p text:style-name="P2"><text:s text:c="12"/><text:span text:style-name="T2"><text:s text:c="3"/># ls -l</text:span></text:p>
      <text:p text:style-name="P66">.mvn/</text:p>
      <text:p text:style-name="P66">mvnw</text:p>
      <text:p text:style-name="P66">mvnw.cmd</text:p>
      <text:p text:style-name="P66">pom.xml</text:p>
      <text:p text:style-name="P66">src/</text:p>
      <text:p text:style-name="P66">target/</text:p>
      <text:p text:style-name="P66"/>
      <text:p text:style-name="P36">STEP-<text:span text:style-name="T8">4</text:span> : Create Dockerfile for <text:span text:style-name="T8">Spring-boot </text:span></text:p>
      <text:p text:style-name="P36"/>
      <text:p text:style-name="P70">Create the Dockerfile and enter the following </text:p>
      <text:p text:style-name="P70"/>
      <text:p text:style-name="P22"><text:span text:style-name="T32">NOTE :</text:span> Here, Dockerfile creates the docker image (<text:span text:style-name="T11">java </text:span>as a base image) </text:p>
      <text:p text:style-name="P7"><text:s text:c="13"/></text:p>
      <text:p text:style-name="P71"><text:soft-page-break/># vim Dockerfile</text:p>
      <text:p text:style-name="P6"/>
      <text:p text:style-name="P67">FROM java:8</text:p>
      <text:p text:style-name="P67">EXPOSE 8099</text:p>
      <text:p text:style-name="P67"/>
      <text:p text:style-name="P67">ADD /target/FeatureSelection.jar FeatureSelection.jar</text:p>
      <text:p text:style-name="P67"/>
      <text:p text:style-name="P67">ENTRYPOINT [ "java","-jar","FeatureSelection.jar" ]</text:p>
      <text:p text:style-name="P67"/>
      <text:p text:style-name="P10">if wanna create the image right now without docker-compose, use the following commands.</text:p>
      <text:p text:style-name="P61"># <text:span text:style-name="T28">mvn clean</text:span></text:p>
      <text:p text:style-name="P61"># <text:span text:style-name="T28">mvn install <text:s text:c="2"/>(NOTE: THIS IS COMMAND WILL CREATE THE JAR FILE)</text:span></text:p>
      <text:p text:style-name="P60"># docker build -f Dockerfile -t <text:span text:style-name="T13">springbootapp</text:span> .</text:p>
      <text:p text:style-name="P60"># docker run -p 80<text:span text:style-name="T14">75</text:span>:80<text:span text:style-name="T14">75</text:span> <text:span text:style-name="T13">springbootapp</text:span></text:p>
      <text:p text:style-name="P60"/>
      <text:p text:style-name="P39">STEP-<text:span text:style-name="T19">5</text:span> : DOCKER-COMPOSE</text:p>
      <text:p text:style-name="P41"/>
      <text:p text:style-name="P24"><text:s text:c="5"/>Now we have two Dockerfile.. that is two sections (<text:span text:style-name="T20">springBoot </text:span>and <text:span text:style-name="T20">R-api</text:span>). <text:s text:c="3"/></text:p>
      <text:p text:style-name="P37"><text:s text:c="5"/></text:p>
      <text:p text:style-name="P38"><text:s text:c="4"/><text:span text:style-name="T9">Then we need to create the </text:span><text:span text:style-name="T10">docker-compose.yml</text:span><text:span text:style-name="T9"> file and enter the following. </text:span></text:p>
      <text:p text:style-name="P24"/>
      <text:p text:style-name="P50">version: '2'</text:p>
      <text:p text:style-name="P50">services:</text:p>
      <text:p text:style-name="P50"><text:s text:c="2"/><text:span text:style-name="T19">springbootapp</text:span>:</text:p>
      <text:p text:style-name="P50"><text:s text:c="4"/>build: <text:span text:style-name="T19">springboot</text:span>/.</text:p>
      <text:p text:style-name="P50"><text:s text:c="4"/>ports:</text:p>
      <text:p text:style-name="P50"><text:s text:c="5"/>- "80<text:span text:style-name="T19">75</text:span>:80<text:span text:style-name="T19">75</text:span>"</text:p>
      <text:p text:style-name="P50"><text:s text:c="2"/><text:span text:style-name="T27">apidocker</text:span>:</text:p>
      <text:p text:style-name="P50"><text:s text:c="4"/>build: <text:span text:style-name="T19">apidocker</text:span>/.</text:p>
      <text:p text:style-name="P50"><text:s text:c="4"/>ports:</text:p>
      <text:p text:style-name="P50"><text:s text:c="5"/>- "80<text:span text:style-name="T19">70</text:span>:80<text:span text:style-name="T19">70</text:span>" </text:p>
      <text:p text:style-name="P51"/>
      <text:p text:style-name="P25"/>
      <text:p text:style-name="P26"><text:span text:style-name="T16">Run t</text:span>he <text:span text:style-name="T16">below command to </text:span><text:s/>create and run two images at a time <text:span text:style-name="T16">by using docker-compose.yml</text:span> </text:p>
      <text:p text:style-name="P26"/>
      <text:p text:style-name="P48"><text:s text:c="8"/><text:span text:style-name="T17"># docker-compose build</text:span></text:p>
      <text:p text:style-name="P48"><text:s text:c="8"/><text:span text:style-name="T18"># docker-compose up</text:span></text:p>
      <text:p text:style-name="P48"><text:s text:c="8"/><text:span text:style-name="T15"># docker ps</text:span></text:p>
      <text:p text:style-name="P48"/>
      <text:p text:style-name="P40">STEP-<text:span text:style-name="T33">6</text:span> : DOCKER <text:span text:style-name="T34">R-API with Hadoop</text:span></text:p>
      <text:p text:style-name="P40"/>
      <text:p text:style-name="P59">After that if wanna call hadoop from R-API ... use the following Dockerfile in R-API </text:p>
      <text:p text:style-name="P59"/>
      <text:p text:style-name="P23">NOTE : Here, Dockerfile creates the docker image (ubuntu as a base image) , then install all the required packages including <text:span text:style-name="T30">hadoop and r package</text:span> ... </text:p>
      <text:p text:style-name="P20"><text:s text:c="2"/></text:p>
      <text:p text:style-name="P4"><text:s text:c="13"/><text:span text:style-name="T5"># vim Dockerfile</text:span></text:p>
      <text:p text:style-name="P4"/>
      <text:p text:style-name="P72">#specifying our base docker-image</text:p>
      <text:p text:style-name="P72">FROM ubuntu:16.04</text:p>
      <text:p text:style-name="Standard"/>
      <text:p text:style-name="P62">USER root</text:p>
      <text:p text:style-name="P62"><text:soft-page-break/></text:p>
      <text:p text:style-name="P62"># install dev tools</text:p>
      <text:p text:style-name="P62">RUN apt-get update</text:p>
      <text:p text:style-name="P62">RUN apt-get install -y curl tar sudo openssh-server openssh-client rsync</text:p>
      <text:p text:style-name="P62"/>
      <text:p text:style-name="P62"># passwordless ssh</text:p>
      <text:p text:style-name="P62">RUN rm -f /etc/ssh/ssh_host_dsa_key /etc/ssh/ssh_host_rsa_key /root/.ssh/id_rsa</text:p>
      <text:p text:style-name="P62">RUN ssh-keygen -q -N "" -t dsa -f /etc/ssh/ssh_host_dsa_key</text:p>
      <text:p text:style-name="P62">RUN ssh-keygen -q -N "" -t rsa -f /etc/ssh/ssh_host_rsa_key</text:p>
      <text:p text:style-name="P62">RUN ssh-keygen -q -N "" -t rsa -f /root/.ssh/id_rsa</text:p>
      <text:p text:style-name="P62">RUN cp /root/.ssh/id_rsa.pub /root/.ssh/authorized_keys</text:p>
      <text:p text:style-name="P62"/>
      <text:p text:style-name="P62"/>
      <text:p text:style-name="P62"># java</text:p>
      <text:p text:style-name="P62">RUN mkdir -p /usr/java/default</text:p>
      <text:p text:style-name="P62">RUN wget 'http://ftp.upf.br/pub/linux/java/jdk-7u51-linux-x64.tar.gz'</text:p>
      <text:p text:style-name="P62">RUN tar -xvf jdk-7u51-linux-x64.tar.gz</text:p>
      <text:p text:style-name="P62">RUN mv jdk1.7.0_51/* usr/java/default/</text:p>
      <text:p text:style-name="P62"/>
      <text:p text:style-name="P62">ENV JAVA_HOME /usr/java/default/</text:p>
      <text:p text:style-name="P62">ENV PATH $PATH:$JAVA_HOME/bin</text:p>
      <text:p text:style-name="P62"/>
      <text:p text:style-name="P62"># hadoop</text:p>
      <text:p text:style-name="P62">RUN wget http://mirrors.sonic.net/apache/hadoop/common/hadoop-2.6.5/hadoop-2.6.5.tar.gz</text:p>
      <text:p text:style-name="P62">RUN tar -xvf hadoop-2.6.5.tar.gz</text:p>
      <text:p text:style-name="P62">RUN mv hadoop-2.6.5 /usr/local/</text:p>
      <text:p text:style-name="P62">RUN cd /usr/local &amp;&amp; ln -s ./hadoop-2.6.5 hadoop</text:p>
      <text:p text:style-name="P62"/>
      <text:p text:style-name="P62">ENV HADOOP_PREFIX /usr/local/hadoop</text:p>
      <text:p text:style-name="P62">RUN sed -i '/^export JAVA_HOME/ s:.*:export JAVA_HOME=/usr/java/default\nexport HADOOP_PREFIX=/usr/local/hadoop\nexport HADOOP_HOME=/usr/local/hadoop\n:' $HADOOP_PREFIX/etc/hadoop/hadoop-env.sh</text:p>
      <text:p text:style-name="P62">RUN sed -i '/^export HADOOP_CONF_DIR/ s:.*:export HADOOP_CONF_DIR=/usr/local/hadoop/etc/hadoop/:' $HADOOP_PREFIX/etc/hadoop/hadoop-env.sh</text:p>
      <text:p text:style-name="P62">#RUN . $HADOOP_PREFIX/etc/hadoop/hadoop-env.sh</text:p>
      <text:p text:style-name="P62"/>
      <text:p text:style-name="P62">RUN mkdir $HADOOP_PREFIX/input</text:p>
      <text:p text:style-name="P62">RUN cp $HADOOP_PREFIX/etc/hadoop/*.xml $HADOOP_PREFIX/input</text:p>
      <text:p text:style-name="P62"/>
      <text:p text:style-name="P62"># pseudo distributed</text:p>
      <text:p text:style-name="P62">ADD core-site.xml.template $HADOOP_PREFIX/etc/hadoop/core-site.xml.template</text:p>
      <text:p text:style-name="P62">RUN sed s/HOSTNAME/localhost/ /usr/local/hadoop/etc/hadoop/core-site.xml.template &gt; /usr/local/hadoop/etc/hadoop/core-site.xml</text:p>
      <text:p text:style-name="P62">ADD hdfs-site.xml $HADOOP_PREFIX/etc/hadoop/hdfs-site.xml</text:p>
      <text:p text:style-name="P62"/>
      <text:p text:style-name="P62">ADD mapred-site.xml $HADOOP_PREFIX/etc/hadoop/mapred-site.xml</text:p>
      <text:p text:style-name="P62">ADD yarn-site.xml $HADOOP_PREFIX/etc/hadoop/yarn-site.xml</text:p>
      <text:p text:style-name="P62"/>
      <text:p text:style-name="P62">RUN $HADOOP_PREFIX/bin/hdfs namenode -format</text:p>
      <text:p text:style-name="P62"/>
      <text:p text:style-name="P62"># fixing the libhadoop.so like a boss</text:p>
      <text:p text:style-name="P62"><text:soft-page-break/>RUN rm <text:s/>/usr/local/hadoop/lib/native/*</text:p>
      <text:p text:style-name="P62">RUN curl -Ls http://dl.bintray.com/sequenceiq/sequenceiq-bin/hadoop-native-64-2.6.0.tar|tar -x -C /usr/local/hadoop/lib/native/</text:p>
      <text:p text:style-name="P62"/>
      <text:p text:style-name="P62">ADD ssh_config /root/.ssh/config</text:p>
      <text:p text:style-name="P62">RUN chmod 600 /root/.ssh/config</text:p>
      <text:p text:style-name="P62">RUN chown root:root /root/.ssh/config</text:p>
      <text:p text:style-name="P62"/>
      <text:p text:style-name="P62">ADD bootstrap.sh /etc/bootstrap.sh</text:p>
      <text:p text:style-name="P62">RUN chown root:root /etc/bootstrap.sh</text:p>
      <text:p text:style-name="P62">RUN chmod 700 /etc/bootstrap.sh</text:p>
      <text:p text:style-name="P62"/>
      <text:p text:style-name="P62">ENV BOOTSTRAP /etc/bootstrap.sh</text:p>
      <text:p text:style-name="P62"/>
      <text:p text:style-name="P62"># workingaround docker.io build error</text:p>
      <text:p text:style-name="P62">RUN ls -la /usr/local/hadoop/etc/hadoop/*-env.sh</text:p>
      <text:p text:style-name="P62">RUN chmod +x /usr/local/hadoop/etc/hadoop/*-env.sh</text:p>
      <text:p text:style-name="P62">RUN ls -la /usr/local/hadoop/etc/hadoop/*-env.sh</text:p>
      <text:p text:style-name="P62"/>
      <text:p text:style-name="P62"># fix the 254 error code</text:p>
      <text:p text:style-name="P62">RUN sed <text:s/>-i "/^[^#]*UsePAM/ s/.*/#&amp;/" <text:s/>/etc/ssh/sshd_config</text:p>
      <text:p text:style-name="P62">RUN echo "UsePAM no" &gt;&gt; /etc/ssh/sshd_config</text:p>
      <text:p text:style-name="P62">RUN echo "Port 2122" &gt;&gt; /etc/ssh/sshd_config</text:p>
      <text:p text:style-name="P62"/>
      <text:p text:style-name="P62"/>
      <text:p text:style-name="P62">RUN service ssh start &amp;&amp; $HADOOP_PREFIX/etc/hadoop/hadoop-env.sh &amp;&amp; $HADOOP_PREFIX/sbin/start-dfs.sh &amp;&amp; $HADOOP_PREFIX/bin/hdfs dfs -mkdir -p /user/root</text:p>
      <text:p text:style-name="P62">RUN service ssh start &amp;&amp; $HADOOP_PREFIX/etc/hadoop/hadoop-env.sh &amp;&amp; $HADOOP_PREFIX/sbin/start-dfs.sh &amp;&amp; $HADOOP_PREFIX/bin/hdfs dfs -put $HADOOP_PREFIX/etc/hadoop/ input</text:p>
      <text:p text:style-name="P62"/>
      <text:p text:style-name="P62">RUN /etc/bootstrap.sh</text:p>
      <text:p text:style-name="P62"/>
      <text:p text:style-name="P62">EXPOSE 50020 50090 50070 50010 50075 8031 8032 8033 8040 8042 49707 22 8088 8030</text:p>
      <text:p text:style-name="P62"/>
      <text:p text:style-name="P62"/>
      <text:p text:style-name="P62">RUN apt-get update -y</text:p>
      <text:p text:style-name="P62">RUN apt-get install curl net-tools wget vim -y</text:p>
      <text:p text:style-name="P62"/>
      <text:p text:style-name="P62"/>
      <text:p text:style-name="P62">RUN echo "deb http://cran.rstudio.com/bin/linux/ubuntu xenial/" | tee -a /etc/apt/sources.list</text:p>
      <text:p text:style-name="P62"/>
      <text:p text:style-name="P62"/>
      <text:p text:style-name="P62">RUN gpg --keyserver keyserver.ubuntu.com --recv-key E084DAB9</text:p>
      <text:p text:style-name="P62">RUN gpg -a --export E084DAB9 | apt-key add -</text:p>
      <text:p text:style-name="P62"/>
      <text:p text:style-name="P62">RUN apt-get update -y</text:p>
      <text:p text:style-name="P62">RUN apt-get install r-base r-base-dev -y</text:p>
      <text:p text:style-name="P62"/>
      <text:p text:style-name="P62">#INSTALLING Rstudio</text:p>
      <text:p text:style-name="P62"/>
      <text:p text:style-name="P62"><text:soft-page-break/>RUN apt-get install gdebi-core -y</text:p>
      <text:p text:style-name="P62"/>
      <text:p text:style-name="P62">RUN wget https://download1.rstudio.org/rstudio-0.99.896-amd64.deb</text:p>
      <text:p text:style-name="P62"/>
      <text:p text:style-name="P62">RUN gdebi -n rstudio-0.99.896-amd64.deb</text:p>
      <text:p text:style-name="P62"/>
      <text:p text:style-name="P62">RUN apt-get install apt-utils -y</text:p>
      <text:p text:style-name="P62"/>
      <text:p text:style-name="P62"/>
      <text:p text:style-name="P62">RUN R -e "install.packages('plumber', repos = 'http://cran.us.r-project.org')"</text:p>
      <text:p text:style-name="P62">RUN R -e "install.packages('data.table', repos = 'http://cran.us.r-project.org')"</text:p>
      <text:p text:style-name="P62">RUN R CMD javareconf</text:p>
      <text:p text:style-name="P62">RUN R -e "install.packages('rJava', repos = 'http://cran.us.r-project.org')"</text:p>
      <text:p text:style-name="P62">RUN R -e "install.packages('FSelector', repos = 'http://cran.us.r-project.org')"</text:p>
      <text:p text:style-name="P62"/>
      <text:p text:style-name="P62">WORKDIR /new</text:p>
      <text:p text:style-name="P62">ADD . /new</text:p>
      <text:p text:style-name="P62"/>
      <text:p text:style-name="P62">RUN echo "Now it's time to run script"</text:p>
      <text:p text:style-name="P62"/>
      <text:p text:style-name="P62">RUN which Rscript</text:p>
      <text:p text:style-name="P62"/>
      <text:p text:style-name="P62">CMD ["R", "CMD", "./R_Start.sh"]</text:p>
      <text:p text:style-name="P62"/>
      <text:p text:style-name="P62"/>
      <text:p text:style-name="P28">After that we need to create <text:span text:style-name="T31">the </text:span>some files to modify the hadoop default configuration,</text:p>
      <text:p text:style-name="P28"/>
      <text:p text:style-name="P47">i) core-site.xml.template</text:p>
      <text:p text:style-name="P11"><text:s/></text:p>
      <text:p text:style-name="P11"><text:s text:c="6"/># vim core-site.xml.template</text:p>
      <text:p text:style-name="P11"/>
      <text:p text:style-name="P52">&lt;configuration&gt;</text:p>
      <text:p text:style-name="P52"><text:s text:c="6"/>&lt;property&gt;</text:p>
      <text:p text:style-name="P52"><text:s text:c="10"/>&lt;name&gt;fs.defaultFS&lt;/name&gt;</text:p>
      <text:p text:style-name="P52"><text:s text:c="10"/>&lt;value&gt;hdfs://HOSTNAME:9000&lt;/value&gt;</text:p>
      <text:p text:style-name="P52"><text:s text:c="6"/>&lt;/property&gt;</text:p>
      <text:p text:style-name="P52">&lt;/configuration&gt;</text:p>
      <text:p text:style-name="P52"/>
      <text:p text:style-name="P52"/>
      <text:p text:style-name="P12"/>
      <text:p text:style-name="P12"/>
      <text:p text:style-name="P42">ii) hdfs-site.xml</text:p>
      <text:p text:style-name="P12"><text:s text:c="10"/></text:p>
      <text:p text:style-name="P12"><text:s text:c="10"/># vim hdfs-site.xml</text:p>
      <text:p text:style-name="P12"/>
      <text:p text:style-name="P52">&lt;configuration&gt;</text:p>
      <text:p text:style-name="P52"><text:s text:c="4"/>&lt;property&gt;</text:p>
      <text:p text:style-name="P52"><text:s text:c="8"/>&lt;name&gt;dfs.replication&lt;/name&gt;</text:p>
      <text:p text:style-name="P52"><text:s text:c="8"/>&lt;value&gt;1&lt;/value&gt;</text:p>
      <text:p text:style-name="P52"><text:s text:c="4"/>&lt;/property&gt;</text:p>
      <text:p text:style-name="P52"/>
      <text:p text:style-name="P52"><text:s text:c="4"/>&lt;property&gt;</text:p>
      <text:p text:style-name="P52"><text:soft-page-break/><text:s text:c="8"/>&lt;name&gt;dfs.namenode.rpc-bind-host&lt;/name&gt;</text:p>
      <text:p text:style-name="P52"><text:s text:c="8"/>&lt;value&gt;0.0.0.0&lt;/value&gt;</text:p>
      <text:p text:style-name="P52"><text:s text:c="4"/>&lt;/property&gt;</text:p>
      <text:p text:style-name="P52"><text:s text:c="4"/>&lt;property&gt;</text:p>
      <text:p text:style-name="P52"><text:s text:c="8"/>&lt;name&gt;dfs.namenode.servicerpc-bind-host&lt;/name&gt;</text:p>
      <text:p text:style-name="P52"><text:s text:c="8"/>&lt;value&gt;0.0.0.0&lt;/value&gt;</text:p>
      <text:p text:style-name="P52"><text:s text:c="4"/>&lt;/property&gt;</text:p>
      <text:p text:style-name="P52">&lt;/configuration&gt;</text:p>
      <text:p text:style-name="P52"/>
      <text:p text:style-name="P43">iii) mapred-site.xml</text:p>
      <text:p text:style-name="P13"/>
      <text:p text:style-name="P13"><text:s text:c="13"/># vim mapred-site.xml</text:p>
      <text:p text:style-name="P13"/>
      <text:p text:style-name="P53">&lt;configuration&gt;</text:p>
      <text:p text:style-name="P53"><text:s text:c="4"/>&lt;property&gt;</text:p>
      <text:p text:style-name="P53"><text:s text:c="8"/>&lt;name&gt;mapreduce.framework.name&lt;/name&gt;</text:p>
      <text:p text:style-name="P53"><text:s text:c="8"/>&lt;value&gt;yarn&lt;/value&gt;</text:p>
      <text:p text:style-name="P53"><text:s text:c="4"/>&lt;/property&gt;</text:p>
      <text:p text:style-name="P53">&lt;/configuration&gt;</text:p>
      <text:p text:style-name="P53"/>
      <text:p text:style-name="P44">iv) ssh_config</text:p>
      <text:p text:style-name="P14"/>
      <text:p text:style-name="P14"><text:s text:c="15"/># vim ssh_config</text:p>
      <text:p text:style-name="P14"/>
      <text:p text:style-name="P54">Host *</text:p>
      <text:p text:style-name="P54"><text:s text:c="2"/>UserKnownHostsFile /dev/null</text:p>
      <text:p text:style-name="P54"><text:s text:c="2"/>StrictHostKeyChecking no</text:p>
      <text:p text:style-name="P54"><text:s text:c="2"/>LogLevel quiet</text:p>
      <text:p text:style-name="P54">Port 2122</text:p>
      <text:p text:style-name="P54"/>
      <text:p text:style-name="P14"/>
      <text:p text:style-name="P45">v) yarn-site.xml</text:p>
      <text:p text:style-name="P15"/>
      <text:p text:style-name="P15"><text:s text:c="16"/># vim yarn-site.xml</text:p>
      <text:p text:style-name="P15"/>
      <text:p text:style-name="P55">&lt;configuration&gt;</text:p>
      <text:p text:style-name="P55"><text:s text:c="4"/>&lt;property&gt;</text:p>
      <text:p text:style-name="P55"><text:s text:c="8"/>&lt;name&gt;yarn.nodemanager.aux-services&lt;/name&gt;</text:p>
      <text:p text:style-name="P55"><text:s text:c="8"/>&lt;value&gt;mapreduce_shuffle&lt;/value&gt;</text:p>
      <text:p text:style-name="P55"><text:s text:c="4"/>&lt;/property&gt;</text:p>
      <text:p text:style-name="P55"/>
      <text:p text:style-name="P55"><text:s text:c="4"/>&lt;property&gt;</text:p>
      <text:p text:style-name="P55"><text:s text:c="6"/>&lt;name&gt;yarn.application.classpath&lt;/name&gt;</text:p>
      <text:p text:style-name="P55"><text:s text:c="6"/>&lt;value&gt;/usr/local/hadoop/etc/hadoop, /usr/local/hadoop/share/hadoop/common/*, /usr/local/hadoop/share/hadoop/common/lib/*, /usr/local/hadoop/share/hadoop/hdfs/*, /usr/local/hadoop/share/hadoop/hdfs/lib/*, /usr/local/hadoop/share/hadoop/mapreduce/*, /usr/local/hadoop/share/hadoop/mapreduce/lib/*, /usr/local/hadoop/share/hadoop/yarn/*, /usr/local/hadoop/share/hadoop/yarn/lib/*&lt;/value&gt;</text:p>
      <text:p text:style-name="P55"><text:s text:c="4"/>&lt;/property&gt;</text:p>
      <text:p text:style-name="P55"/>
      <text:p text:style-name="P55"><text:s text:c="4"/>&lt;property&gt;</text:p>
      <text:p text:style-name="P55"><text:s text:c="4"/>&lt;description&gt;</text:p>
      <text:p text:style-name="P55"><text:soft-page-break/><text:s text:c="6"/>Number of seconds after an application finishes before the nodemanager's</text:p>
      <text:p text:style-name="P55"><text:s text:c="6"/>DeletionService will delete the application's localized file directory</text:p>
      <text:p text:style-name="P55"><text:s text:c="6"/>and log directory.</text:p>
      <text:p text:style-name="P55"/>
      <text:p text:style-name="P55"><text:s text:c="6"/>To diagnose Yarn application problems, set this property's value large</text:p>
      <text:p text:style-name="P55"><text:s text:c="6"/>enough (for example, to 600 = 10 minutes) to permit examination of these</text:p>
      <text:p text:style-name="P55"><text:s text:c="6"/>directories. After changing the property's value, you must restart the</text:p>
      <text:p text:style-name="P55"><text:s text:c="6"/>nodemanager in order for it to have an effect.</text:p>
      <text:p text:style-name="P55"/>
      <text:p text:style-name="P55"><text:s text:c="6"/>The roots of Yarn applications' work directories is configurable with</text:p>
      <text:p text:style-name="P55"><text:s text:c="6"/>the yarn.nodemanager.local-dirs property (see below), and the roots</text:p>
      <text:p text:style-name="P55"><text:s text:c="6"/>of the Yarn applications' log directories is configurable with the</text:p>
      <text:p text:style-name="P55"><text:s text:c="6"/>yarn.nodemanager.log-dirs property (see also below).</text:p>
      <text:p text:style-name="P55"><text:s text:c="4"/>&lt;/description&gt;</text:p>
      <text:p text:style-name="P55"><text:s text:c="4"/>&lt;name&gt;yarn.nodemanager.delete.debug-delay-sec&lt;/name&gt;</text:p>
      <text:p text:style-name="P55"><text:s text:c="4"/>&lt;value&gt;600&lt;/value&gt;</text:p>
      <text:p text:style-name="P55"><text:s text:c="2"/>&lt;/property&gt;</text:p>
      <text:p text:style-name="P55"/>
      <text:p text:style-name="P55">&lt;/configuration&gt;</text:p>
      <text:p text:style-name="P55"/>
      <text:p text:style-name="P55"/>
      <text:p text:style-name="P46">vi) bootstrap.sh</text:p>
      <text:p text:style-name="P16"/>
      <text:p text:style-name="P16"><text:s text:c="14"/># vim bootstrap.sh</text:p>
      <text:p text:style-name="P16"/>
      <text:p text:style-name="P56">#!/bin/bash</text:p>
      <text:p text:style-name="P56"/>
      <text:p text:style-name="P56">: ${HADOOP_PREFIX:=/usr/local/hadoop}</text:p>
      <text:p text:style-name="P56"/>
      <text:p text:style-name="P56">$HADOOP_PREFIX/etc/hadoop/hadoop-env.sh</text:p>
      <text:p text:style-name="P56"/>
      <text:p text:style-name="P56">rm /tmp/*.pid</text:p>
      <text:p text:style-name="P56"/>
      <text:p text:style-name="P56"># installing libraries if any - (resource urls added comma separated to the ACP system variable)</text:p>
      <text:p text:style-name="P56">cd $HADOOP_PREFIX/share/hadoop/common ; for cp in ${ACP//,/ }; do <text:s/>echo == $cp; curl -LO $cp ; done; cd -</text:p>
      <text:p text:style-name="P56"/>
      <text:p text:style-name="P56"># altering the core-site configuration</text:p>
      <text:p text:style-name="P56">sed s/HOSTNAME/$HOSTNAME/ /usr/local/hadoop/etc/hadoop/core-site.xml.template &gt; /usr/local/hadoop/etc/hadoop/core-site.xml</text:p>
      <text:p text:style-name="P56"/>
      <text:p text:style-name="P56"/>
      <text:p text:style-name="P56">service ssh start</text:p>
      <text:p text:style-name="P56">$HADOOP_PREFIX/sbin/start-dfs.sh</text:p>
      <text:p text:style-name="P56">$HADOOP_PREFIX/sbin/start-yarn.sh</text:p>
      <text:p text:style-name="P56"/>
      <text:p text:style-name="P56">if [[ $1 == "-d" ]]; then</text:p>
      <text:p text:style-name="P56"><text:s text:c="2"/>while true; do sleep 1000; done</text:p>
      <text:p text:style-name="P56">fi</text:p>
      <text:p text:style-name="P56"/>
      <text:p text:style-name="P56">if [[ $1 == "-bash" ]]; then</text:p>
      <text:p text:style-name="P56"><text:soft-page-break/><text:s text:c="2"/>/bin/bash</text:p>
      <text:p text:style-name="P56">fi</text:p>
      <text:p text:style-name="P16"/>
      <text:p text:style-name="P19">NOTE : bootstrap.sh script is used to execute the start and stop the hadoop at that time of docker image build and run . </text:p>
      <text:p text:style-name="P29"/>
      <text:p text:style-name="P27"><text:span text:style-name="T16">Run t</text:span>he <text:span text:style-name="T16">below command to </text:span><text:s/>create and run two images at a time <text:span text:style-name="T16">by using docker-compose.yml</text:span> </text:p>
      <text:p text:style-name="P27"/>
      <text:p text:style-name="P49"><text:s text:c="8"/><text:span text:style-name="T17"># docker-compose build</text:span></text:p>
      <text:p text:style-name="P49"><text:s text:c="8"/><text:span text:style-name="T18"># docker-compose up</text:span></text:p>
      <text:p text:style-name="P49"><text:s text:c="8"/><text:span text:style-name="T15"># docker ps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2:37:26.377944006</meta:creation-date>
    <meta:generator>LibreOffice/5.1.6.2$Linux_X86_64 LibreOffice_project/10m0$Build-2</meta:generator>
    <dc:date>2017-08-23T14:56:57.485391710</dc:date>
    <meta:editing-duration>PT1H57M35S</meta:editing-duration>
    <meta:editing-cycles>26</meta:editing-cycles>
    <meta:document-statistic meta:table-count="0" meta:image-count="0" meta:object-count="0" meta:page-count="9" meta:paragraph-count="278" meta:word-count="1253" meta:character-count="11308" meta:non-whitespace-character-count="9655"/>
  </office:meta>
</office:document-meta>
</file>